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6.593cm" fo:margin-left="4.387cm" fo:margin-right="4.02cm" table:align="margins"/>
    </style:style>
    <style:style style:name="Tabla1.A" style:family="table-column">
      <style:table-column-properties style:column-width="2.136cm" style:rel-column-width="21231*"/>
    </style:style>
    <style:style style:name="Tabla1.B" style:family="table-column">
      <style:table-column-properties style:column-width="4.457cm" style:rel-column-width="44304*"/>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ize="10pt" fo:font-weight="bold" style:font-size-asian="10pt" style:font-weight-asian="bold" style:font-size-complex="10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fo:font-size="11pt" style:font-size-asian="11pt" style:font-size-complex="11pt"/>
    </style:style>
    <style:style style:name="P20" style:family="paragraph" style:parent-style-name="Standard">
      <style:text-properties fo:color="#000000" fo:font-size="11pt" fo:font-weight="normal" style:font-size-asian="11pt" style:font-weight-asian="normal" style:font-size-complex="11pt" style:font-weight-complex="normal"/>
    </style:style>
    <style:style style:name="P21" style:family="paragraph" style:parent-style-name="Standard">
      <style:text-properties fo:color="#000000" fo:font-size="12pt" fo:font-weight="normal" style:font-size-asian="10.5pt" style:font-weight-asian="normal" style:font-size-complex="12pt" style:font-weight-complex="normal"/>
    </style:style>
    <style:style style:name="P22"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23"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4" style:family="paragraph" style:parent-style-name="Standard">
      <style:text-properties style:use-window-font-color="true" style:font-name="Times New Roman" fo:font-size="10pt" style:font-name-asian="Courier" style:font-size-asian="10pt" style:font-name-complex="Courier" style:font-size-complex="10pt"/>
    </style:style>
    <style:style style:name="P25" style:family="paragraph" style:parent-style-name="Standard">
      <style:text-properties style:font-name="Times New Roman" fo:font-size="10pt" style:font-size-asian="10pt" style:font-size-complex="10pt"/>
    </style:style>
    <style:style style:name="P26" style:family="paragraph" style:parent-style-name="Standard">
      <style:text-properties style:font-name="Times New Roman" fo:font-size="10pt" fo:font-weight="bold" style:font-size-asian="10pt" style:font-weight-asian="bold" style:font-size-complex="10pt" style:font-weight-complex="bold"/>
    </style:style>
    <style:style style:name="P27" style:family="paragraph" style:parent-style-name="Standard">
      <style:text-properties fo:font-style="italic" fo:font-weight="bold" style:font-style-asian="italic" style:font-weight-asian="bold" style:font-style-complex="italic" style:font-weight-complex="bold"/>
    </style:style>
    <style:style style:name="P28" style:family="paragraph" style:parent-style-name="Standard">
      <style:text-properties fo:color="#ff0000"/>
    </style:style>
    <style:style style:name="P29" style:family="paragraph" style:parent-style-name="Standard">
      <style:paragraph-properties fo:break-before="page"/>
      <style:text-properties fo:font-size="14pt" fo:font-weight="bold" style:font-size-asian="14pt" style:font-weight-asian="bold" style:font-size-complex="14pt" style:font-weight-complex="bold"/>
    </style:style>
    <style:style style:name="P30" style:family="paragraph" style:parent-style-name="Standard">
      <style:paragraph-properties fo:margin-left="1.27cm" fo:margin-right="0cm" fo:text-align="justify" style:justify-single-word="false" fo:text-indent="0cm" style:auto-text-indent="false"/>
      <style:text-properties fo:color="#0000ff"/>
    </style:style>
    <style:style style:name="P31"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2" style:family="paragraph" style:parent-style-name="Standard">
      <style:paragraph-properties fo:margin-left="0.635cm" fo:margin-right="0cm" fo:text-align="justify" style:justify-single-word="false" fo:text-indent="0cm" style:auto-text-indent="false"/>
      <style:text-properties fo:color="#0000ff"/>
    </style:style>
    <style:style style:name="P33" style:family="paragraph" style:parent-style-name="Standard">
      <style:paragraph-properties style:writing-mode="lr-tb"/>
      <style:text-properties fo:color="#000000"/>
    </style:style>
    <style:style style:name="P34" style:family="paragraph" style:parent-style-name="Standard">
      <style:paragraph-properties fo:text-align="justify" style:justify-single-word="false" style:writing-mode="lr-tb">
        <style:tab-stops/>
      </style:paragraph-properties>
      <style:text-properties fo:color="#000000"/>
    </style:style>
    <style:style style:name="P35" style:family="paragraph" style:parent-style-name="Standard">
      <style:paragraph-properties style:writing-mode="lr-tb"/>
      <style:text-properties fo:color="#000000" fo:font-size="11pt" style:font-size-asian="11pt" style:font-size-complex="11pt"/>
    </style:style>
    <style:style style:name="P36"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37"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3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9" style:family="paragraph" style:parent-style-name="Standard">
      <style:paragraph-properties style:writing-mode="lr-tb"/>
      <style:text-properties fo:font-size="10pt" style:font-size-asian="10pt" style:font-size-complex="10pt"/>
    </style:style>
    <style:style style:name="P40"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41" style:family="paragraph" style:parent-style-name="Standard">
      <style:paragraph-properties style:writing-mode="lr-tb"/>
      <style:text-properties fo:font-size="11pt" style:font-size-asian="11pt" style:font-size-complex="11pt"/>
    </style:style>
    <style:style style:name="P42" style:family="paragraph" style:parent-style-name="Standard">
      <style:paragraph-properties style:writing-mode="lr-tb"/>
      <style:text-properties fo:font-size="11pt" fo:font-weight="bold" style:font-size-asian="11pt" style:font-size-complex="11pt"/>
    </style:style>
    <style:style style:name="P43" style:family="paragraph" style:parent-style-name="Standard">
      <style:paragraph-properties style:writing-mode="lr-tb"/>
      <style:text-properties fo:font-size="11pt" fo:font-weight="bold" style:font-size-asian="11pt" style:font-size-complex="11pt" style:font-weight-complex="bold"/>
    </style:style>
    <style:style style:name="P44" style:family="paragraph" style:parent-style-name="Standard">
      <style:paragraph-properties style:writing-mode="lr-tb"/>
      <style:text-properties fo:font-size="11pt" fo:font-weight="normal" style:font-size-asian="11pt" style:font-weight-asian="normal" style:font-size-complex="11pt" style:font-weight-complex="normal"/>
    </style:style>
    <style:style style:name="P45" style:family="paragraph" style:parent-style-name="Standard">
      <style:paragraph-properties style:writing-mode="lr-tb"/>
      <style:text-properties style:font-name="Times New Roman1" fo:font-size="10pt" style:font-size-asian="10pt" style:font-name-complex="Courier New" style:font-size-complex="10pt"/>
    </style:style>
    <style:style style:name="P46" style:family="paragraph" style:parent-style-name="Standard">
      <style:paragraph-properties style:writing-mode="lr-tb"/>
      <style:text-properties style:font-name="Times New Roman1" fo:font-size="10pt" style:font-size-asian="10pt" style:font-size-complex="10pt"/>
    </style:style>
    <style:style style:name="P47" style:family="paragraph" style:parent-style-name="annotation_20_text">
      <style:text-properties fo:color="#0000ff" fo:font-size="12pt" fo:language="es" fo:country="ES" style:font-size-asian="12pt" style:font-size-complex="12pt"/>
    </style:style>
    <style:style style:name="P48" style:family="paragraph" style:parent-style-name="Text_20_body">
      <style:paragraph-properties fo:margin-left="0cm" fo:margin-right="0cm" fo:margin-top="0cm" fo:margin-bottom="0.199cm" fo:orphans="2" fo:widows="2" fo:text-indent="0cm" style:auto-text-indent="false"/>
      <style:text-properties fo:font-variant="normal" fo:text-transform="none" fo:color="#000000" style:font-name="Times New Roman2" fo:font-size="11pt" fo:font-style="normal" fo:font-weight="bold" style:font-name-asian="TimesNewRoman" style:font-size-asian="11pt" style:font-name-complex="TimesNewRoman" style:font-size-complex="11pt"/>
    </style:style>
    <style:style style:name="P49" style:family="paragraph" style:parent-style-name="Text_20_body">
      <style:paragraph-properties fo:margin-left="0cm" fo:margin-right="0cm" fo:margin-top="0cm" fo:margin-bottom="0.199cm" fo:text-indent="0cm" style:auto-text-indent="false"/>
      <style:text-properties fo:font-variant="normal" fo:text-transform="none" fo:color="#000000" style:font-name="Times New Roman2" fo:font-size="11pt" fo:font-style="normal" fo:font-weight="bold" style:font-size-asian="11pt" style:font-size-complex="11pt"/>
    </style:style>
    <style:style style:name="P50" style:family="paragraph" style:parent-style-name="Text_20_body">
      <style:paragraph-properties fo:margin-left="0cm" fo:margin-right="0cm" fo:margin-top="0cm" fo:margin-bottom="0cm" fo:text-indent="0cm" style:auto-text-indent="false"/>
      <style:text-properties style:font-name="Times New Roman2" fo:font-size="12pt"/>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indent="0cm" style:auto-text-indent="false"/>
      <style:text-properties fo:color="#0000ff"/>
    </style:style>
    <style:style style:name="P53" style:family="paragraph" style:parent-style-name="Standard">
      <style:paragraph-properties fo:margin-left="0cm" fo:margin-right="0cm" fo:text-indent="0cm" style:auto-text-indent="false"/>
      <style:text-properties fo:font-weight="bold" style:font-weight-asian="bold" style:font-weight-complex="bold"/>
    </style:style>
    <style:style style:name="P54" style:family="paragraph" style:parent-style-name="Text_20_body">
      <style:paragraph-properties fo:margin-left="1.221cm" fo:margin-right="0cm" fo:margin-top="0cm" fo:margin-bottom="0.199cm" fo:text-indent="0cm" style:auto-text-indent="false"/>
      <style:text-properties fo:font-variant="normal" fo:text-transform="none" style:font-name="Times New Roman2" fo:font-size="11pt" fo:font-style="normal" fo:font-weight="normal" style:font-size-asian="11pt" style:font-size-complex="11pt"/>
    </style:style>
    <style:style style:name="P55" style:family="paragraph" style:parent-style-name="Text_20_body">
      <style:paragraph-properties fo:margin-left="1.221cm" fo:margin-right="0cm" fo:margin-top="0cm" fo:margin-bottom="0.199cm" fo:text-indent="0cm" style:auto-text-indent="false"/>
      <style:text-properties style:font-name="Times New Roman2" fo:font-size="11pt" style:font-size-asian="11pt" style:font-size-complex="11pt"/>
    </style:style>
    <style:style style:name="P56" style:family="paragraph" style:parent-style-name="Table_20_Contents">
      <style:paragraph-properties fo:text-align="center" style:justify-single-word="false"/>
      <style:text-properties fo:font-size="13pt" style:font-size-asian="13pt" style:font-size-complex="13pt"/>
    </style:style>
    <style:style style:name="P57" style:family="paragraph" style:parent-style-name="Table_20_Contents">
      <style:paragraph-properties fo:margin-left="0.005cm" fo:margin-right="-1.074cm" fo:text-align="start" style:justify-single-word="false" fo:text-indent="0cm" style:auto-text-indent="false"/>
    </style:style>
    <style:style style:name="P5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59" style:family="paragraph" style:parent-style-name="Standard" style:list-style-name="L1">
      <style:text-properties fo:color="#000000" fo:font-size="11pt" style:font-size-asian="11pt" style:font-size-complex="11pt"/>
    </style:style>
    <style:style style:name="P60" style:family="paragraph" style:parent-style-name="Standard" style:list-style-name="L2">
      <style:text-properties fo:color="#000000" fo:font-size="11pt" style:font-size-asian="11pt" style:font-size-complex="11pt"/>
    </style:style>
    <style:style style:name="P61" style:family="paragraph" style:parent-style-name="Standard" style:list-style-name="L3">
      <style:text-properties fo:color="#000000" fo:font-size="11pt" style:font-size-asian="11pt" style:font-size-complex="11pt"/>
    </style:style>
    <style:style style:name="P62" style:family="paragraph" style:parent-style-name="Standard" style:list-style-name="L4">
      <style:text-properties fo:color="#000000" fo:font-size="11pt" style:font-size-asian="11pt" style:font-size-complex="11pt"/>
    </style:style>
    <style:style style:name="P63" style:family="paragraph" style:parent-style-name="Standard" style:list-style-name="L5">
      <style:text-properties fo:color="#000000" fo:font-size="11pt" style:font-size-asian="11pt" style:font-size-complex="11pt"/>
    </style:style>
    <style:style style:name="P64" style:family="paragraph" style:parent-style-name="Standard" style:list-style-name="L6">
      <style:text-properties fo:color="#000000" fo:font-size="11pt" style:font-size-asian="11pt" style:font-size-complex="11pt"/>
    </style:style>
    <style:style style:name="P65" style:family="paragraph" style:parent-style-name="Standard" style:list-style-name="L7">
      <style:text-properties fo:color="#000000" fo:font-size="11pt" style:font-size-asian="11pt" style:font-size-complex="11pt"/>
    </style:style>
    <style:style style:name="P66" style:family="paragraph" style:parent-style-name="Standard" style:list-style-name="L8">
      <style:text-properties fo:color="#000000" fo:font-size="11pt" style:font-size-asian="11pt" style:font-size-complex="11pt"/>
    </style:style>
    <style:style style:name="P67" style:family="paragraph" style:parent-style-name="Standard" style:list-style-name="L9">
      <style:text-properties fo:color="#000000" fo:font-size="11pt" style:font-size-asian="11pt" style:font-size-complex="11pt"/>
    </style:style>
    <style:style style:name="P68" style:family="paragraph" style:parent-style-name="Standard" style:list-style-name="L10">
      <style:text-properties fo:color="#000000" fo:font-size="11pt" style:font-size-asian="11pt" style:font-size-complex="11pt"/>
    </style:style>
    <style:style style:name="P69" style:family="paragraph" style:parent-style-name="Standard" style:list-style-name="L11">
      <style:text-properties fo:color="#000000" fo:font-size="11pt" style:font-size-asian="11pt" style:font-size-complex="11pt"/>
    </style:style>
    <style:style style:name="P70"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71"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72"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73"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74"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75"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76" style:family="paragraph" style:parent-style-name="Standard" style:list-style-name="L12">
      <style:paragraph-properties fo:text-align="justify" style:justify-single-word="false" style:writing-mode="lr-tb">
        <style:tab-stops/>
      </style:paragraph-properties>
      <style:text-properties fo:color="#000000"/>
    </style:style>
    <style:style style:name="P77"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style:font-name-complex="Courier New"/>
    </style:style>
    <style:style style:name="T22" style:family="text">
      <style:text-properties fo:font-weight="normal" style:font-weight-asian="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position="sub 58%" style:font-name="Times New Roman"/>
    </style:style>
    <style:style style:name="T25" style:family="text">
      <style:text-properties style:text-position="sub 58%" style:font-name="Times New Roman" fo:font-weight="normal" style:font-weight-asian="normal" style:font-weight-complex="normal"/>
    </style:style>
    <style:style style:name="T26"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27" style:family="text">
      <style:text-properties style:font-name="DejaVu Sans"/>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31"><text:line-break/><text:line-break/></text:p>
      <text:p text:style-name="P7"/>
      <text:p text:style-name="P7"/>
      <text:p text:style-name="P29">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1661235863" text:style-name="RTF_5f_Num_20_8">
        <text:list-item>
          <text:p text:style-name="P70">Los programas constarán de una <text:span text:style-name="T12">sección de declaraciones</text:span> y de una <text:span text:style-name="T12">sección de instrucciones</text:span>, separadas mediante el símbolo <text:span text:style-name="T3">&amp;</text:span></text:p>
        </text:list-item>
        <text:list-item>
          <text:p text:style-name="P70">La sección de declaraciones constará de una secuencia de una o más <text:span text:style-name="T12">declaraciones</text:span>, separadas entre sí por el símbolo <text:span text:style-name="T14">;</text:span><text:span text:style-name="T3"> </text:span></text:p>
        </text:list-item>
        <text:list-item>
          <text:p text:style-name="P70">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70">Es decir, aunque dos identificadores tengan las mismas letras, se consideran distintos si no coinciden en mayúsculas y minúsculas</text:p>
            </text:list-item>
          </text:list>
        </text:list-item>
        <text:list-item>
          <text:p text:style-name="P70">Cada declaración constará de una <text:span text:style-name="T12">variable</text:span>, seguida del símbolo <text:span text:style-name="T14">:</text:span> y a continuación el nombre de un <text:span text:style-name="T12">tipo</text:span></text:p>
          <text:list>
            <text:list-item>
              <text:p text:style-name="P70">Los identificadores de las variables comienzan necesariamente por una letra, seguida de cero o más letras y dígitos </text:p>
            </text:list-item>
            <text:list-item>
              <text:p text:style-name="P70">En la sección de declaraciones no podrá haber variables duplicadas</text:p>
            </text:list-item>
            <text:list-item>
              <text:p text:style-name="P70">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75"><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75"><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75"><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75"><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70">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70">Todos estos operadores son binarios infijos y no asocian </text:p>
                </text:list-item>
                <text:list-item>
                  <text:p text:style-name="P70">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70">El resultado de una comparación es un valor booleano (<text:span text:style-name="T15">true</text:span> cuando se cumple la comparación, <text:span text:style-name="T15">false</text:span> cuando no se cumple)</text:p>
                </text:list-item>
              </text:list>
            </text:list-item>
            <text:list-item>
              <text:p text:style-name="P70">El siguiente nivel de prioridad (nivel 1) es el de los operadores aritméticos <text:span text:style-name="T14">+</text:span> (suma) y <text:span text:style-name="T14">-</text:span> (resta), así como el del operador lógico <text:span text:style-name="T14">or</text:span></text:p>
              <text:list>
                <text:list-item>
                  <text:p text:style-name="P70">Todos ellos son operadores binarios infijos que asocian a izquierdas</text:p>
                </text:list-item>
                <text:list-item>
                  <text:p text:style-name="P70"><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70"><text:span text:style-name="T14">or</text:span><text:span text:style-name="T15"> </text:span>opera sobre valores booleanos. El resultado será el <text:span text:style-name="T12">o lógico</text:span> de los operandos</text:p>
                </text:list-item>
              </text:list>
            </text:list-item>
            <text:list-item>
              <text:p text:style-name="P70">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70">Todos ellos son operadores binarios infijos que asocian a izquierdas</text:p>
                </text:list-item>
                <text:list-item>
                  <text:p text:style-name="P70"><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70">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70">Por último, <text:span text:style-name="T14">and</text:span><text:span text:style-name="T15"> </text:span>opera únicamente sobre valores booleanos. El resultado será el <text:span text:style-name="T12">y lógico</text:span> de los operandos</text:p>
                </text:list-item>
              </text:list>
            </text:list-item>
            <text:list-item>
              <text:p text:style-name="P70">El siguiente nivel de prioridad (nivel 3) es el de los operadores de desplazamiento <text:span text:style-name="T14">&lt;&lt;</text:span><text:span text:style-name="T15"> y </text:span><text:span text:style-name="T14">&gt;&gt;</text:span></text:p>
              <text:list>
                <text:list-item>
                  <text:p text:style-name="P70">Ambos son operadores binarios infijos que asocian a derechas</text:p>
                </text:list-item>
                <text:list-item>
                  <text:p text:style-name="P70">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70">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70">Todos son operadores unarios prefijos, salvo el valor absoluto que sitúa al operando dentro de sus dos barras verticales </text:p>
                </text:list-item>
                <text:list-item>
                  <text:p text:style-name="P70">El operador <text:span text:style-name="T12">negación lógica </text:span><text:span text:style-name="T14">not</text:span> asocia, y opera sobre valores booleanos, siendo el resultado la negación lógica de su operando </text:p>
                </text:list-item>
                <text:list-item>
                  <text:p text:style-name="P70">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70">Los operadores de conversión no asocian. </text:p>
                </text:list-item>
                <text:list-item>
                  <text:p text:style-name="P70"><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70"><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70"><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70"><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70">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70">Como expresiones básicas, que podrán ser combinadas mediante los operadores anteriores, se consideran las siguientes:</text:p>
          <text:list>
            <text:list-item>
              <text:p text:style-name="P70">Literales <text:span text:style-name="T12">naturales</text:span>. Secuencias de uno o más dígitos, no admitiéndose ceros a la izquierda</text:p>
            </text:list-item>
            <text:list-item>
              <text:p text:style-name="P70">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70">Literales <text:span text:style-name="T12">booleanos</text:span>. Con valores <text:span text:style-name="T14">true</text:span> y <text:span text:style-name="T14">false</text:span></text:p>
            </text:list-item>
            <text:list-item>
              <text:p text:style-name="P70">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70">Variables, que han debido ser convenientemente declaradas en la sección de declaraciones</text:p>
            </text:list-item>
          </text:list>
        </text:list-item>
        <text:list-item>
          <text:p text:style-name="P70">En las expresiones es posible utilizar paréntesis para alterar la forma en la que se aplican los operadores sobre los operandos</text:p>
        </text:list-item>
        <text:list-item>
          <text:p text:style-name="P70">Una instrucción de asignación debe cumplir además estas condiciones: </text:p>
          <text:list>
            <text:list-item>
              <text:p text:style-name="P70">La variable en la parte izquierda debe haber sido declarada</text:p>
            </text:list-item>
            <text:list-item>
              <text:p text:style-name="P70">A una variable de tipo real es posible asignarle un valor real, entero o natural (produciéndose automáticamente la correspondiente conversión), <text:soft-page-break/>pero no un carácter</text:p>
            </text:list-item>
            <text:list-item>
              <text:p text:style-name="P70">A una variable de tipo entero es posible asignarle un valor entero o natural (produciéndose automáticamente la correspondiente conversión), pero no un valor real o un carácter</text:p>
            </text:list-item>
            <text:list-item>
              <text:p text:style-name="P70">A una variable de tipo natural únicamente es posible asignarle un valor natural</text:p>
            </text:list-item>
            <text:list-item>
              <text:p text:style-name="P70">A una variable de tipo carácter únicamente es posible asignarle un valor de tipo carácter</text:p>
            </text:list-item>
            <text:list-item>
              <text:p text:style-name="P70">A una variable de tipo booleano únicamente es posible asignarle un valor de tipo booleano</text:p>
            </text:list-item>
          </text:list>
        </text:list-item>
        <text:list-item>
          <text:p text:style-name="P70">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70">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70">El lenguaje admite <text:span text:style-name="T12">comentarios de línea</text:span>. Dichos comentarios comienzan con el símbolo <text:span text:style-name="T3">#</text:span> y se extienden hasta el fin de la línea</text:p>
        </text:list-item>
      </text:list>
      <text:p text:style-name="P32"/>
      <text:p text:style-name="P9">Ejemplo de programa en el lenguaje definido:</text:p>
      <text:p text:style-name="P30"/>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8"/>
      <text:p text:style-name="P28">MIRAR PUNTO1.odt</text:p>
      <text:p text:style-name="P28"/>
      <text:p text:style-name="P45"><text:bookmark-start text:name="DDE_LINK6"/>&amp; ::= &amp;</text:p>
      <text:p text:style-name="P45">id ::= [a-zA-Z][a-zA-Z0-9]*</text:p>
      <text:p text:style-name="P45">: ::= :</text:p>
      <text:p text:style-name="P45">tipo ::= boolean|character|natural|integer|float</text:p>
      <text:p text:style-name="P45">; ::= ;</text:p>
      <text:p text:style-name="P36">&lt; ::= &lt;</text:p>
      <text:p text:style-name="P45">&gt; ::= &gt;</text:p>
      <text:p text:style-name="P46">&lt;= ::= &lt;=</text:p>
      <text:p text:style-name="P46">&gt;= ::= &gt;=</text:p>
      <text:p text:style-name="P46">=<text:span text:style-name="T21"> ::=</text:span> <text:s/>=</text:p>
      <text:p text:style-name="P45">=/= ::= =/=</text:p>
      <text:p text:style-name="P46"><text:soft-page-break/>+ ::= \+</text:p>
      <text:p text:style-name="P45">- ::= \-</text:p>
      <text:p text:style-name="P46">* ::= \*</text:p>
      <text:p text:style-name="P46"><text:s/><text:span text:style-name="T21">/ ::= /</text:span></text:p>
      <text:p text:style-name="P45">% ::= %</text:p>
      <text:p text:style-name="P46">signo-menos ::= \-</text:p>
      <text:p text:style-name="P46">and ::= and</text:p>
      <text:p text:style-name="P45">or ::= or</text:p>
      <text:p text:style-name="P45">not ::= not</text:p>
      <text:p text:style-name="P45">&lt;&lt; ::= &lt;&lt;</text:p>
      <text:p text:style-name="P46">&gt;&gt; ::= &gt;&gt;</text:p>
      <text:p text:style-name="P46">(nat) ::= \(nat\)</text:p>
      <text:p text:style-name="P46">(int) ::= \(int\)</text:p>
      <text:p text:style-name="P46">(char) ::= \(char\)</text:p>
      <text:p text:style-name="P46">(float) ::= \(float\)</text:p>
      <text:p text:style-name="P46">litEnt ::= (-?[1-9][0-9]*|0)e?</text:p>
      <text:p text:style-name="P46">litNat ::= <text:bookmark-start text:name="DDE_LINK3"/><text:bookmark-start text:name="DDE_LINK4"/>([1-9][0-9]*|0)n?<text:bookmark-end text:name="DDE_LINK3"/><text:bookmark-end text:name="DDE_LINK4"/></text:p>
      <text:p text:style-name="P46">litFlo ::= <text:bookmark-start text:name="DDE_LINK7"/>-?([1-9][0-9]*|0)(<text:bookmark-end text:name="DDE_LINK7"/></text:p>
      <text:p text:style-name="P46"><text:tab/><text:tab/><text:tab/>\.0|</text:p>
      <text:p text:style-name="P46"><text:s text:c="15"/><text:tab/><text:tab/>\.([0-9]*[1-9])|</text:p>
      <text:p text:style-name="P46"><text:s text:c="15"/><text:tab/><text:tab/>\.([0-9]*[1-9])(e|E)-?([1-9][0-9]*|0)|</text:p>
      <text:p text:style-name="P46"><text:s text:c="15"/><text:tab/><text:tab/>(e|E)-?[1-9][0-9]*|0</text:p>
      <text:p text:style-name="P46"><text:s text:c="12"/>)r?</text:p>
      <text:p text:style-name="P46">litBoo ::= true|false</text:p>
      <text:p text:style-name="P46">litCha ::= '[<text:span text:style-name="T21">a-zA-Z0-9</text:span>]'</text:p>
      <text:p text:style-name="P46">| ::= \|</text:p>
      <text:p text:style-name="P46">( ::= \(</text:p>
      <text:p text:style-name="P46">) ::= \)</text:p>
      <text:p text:style-name="P37">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P51"><text:span text:style-name="T3">2.1. Descripción de los operadores</text:span><text:span text:style-name="T17"> </text:span></text:p>
      <text:p text:style-name="P52"/>
      <text:p text:style-name="P41">Los operadores del lenguaje son los siguientes. Todos asocian a derechas, excepto los de nivel 3:</text:p>
      <text:p text:style-name="P41">Operador<text:tab/>Aridad:</text:p>
      <text:p text:style-name="P43">Nivel 0 – menor prioridad</text:p>
      <text:p text:style-name="P41">&lt;<text:tab/>2</text:p>
      <text:p text:style-name="P41">&gt;<text:tab/>2</text:p>
      <text:p text:style-name="P41">&lt;=<text:tab/>2</text:p>
      <text:p text:style-name="P41">&gt;=<text:tab/>2</text:p>
      <text:p text:style-name="P41">=<text:tab/>2</text:p>
      <text:p text:style-name="P41">=/=<text:tab/>2</text:p>
      <text:p text:style-name="P43">Nivel 1</text:p>
      <text:p text:style-name="P41">+<text:tab/>2</text:p>
      <text:p text:style-name="P41">-<text:tab/>2</text:p>
      <text:p text:style-name="P41">or <text:tab/>2</text:p>
      <text:p text:style-name="P43">Nivel 2</text:p>
      <text:p text:style-name="P41">*<text:tab/>2</text:p>
      <text:p text:style-name="P41">/<text:tab/>2</text:p>
      <text:p text:style-name="P41">%<text:tab/>2</text:p>
      <text:p text:style-name="P41">and <text:tab/>2</text:p>
      <text:p text:style-name="P43">Nivel 3</text:p>
      <text:p text:style-name="P44"><text:soft-page-break/>&gt;&gt;<text:tab/>2</text:p>
      <text:p text:style-name="P44">&lt;&lt;<text:tab/>2</text:p>
      <text:p text:style-name="P42">Nivel 4 – mayor prioridad</text:p>
      <text:p text:style-name="P41">not<text:tab/>1</text:p>
      <text:p text:style-name="P41">-<text:tab/>1</text:p>
      <text:p text:style-name="P41">(float)<text:tab/>1</text:p>
      <text:p text:style-name="P41">(int)<text:tab/>1</text:p>
      <text:p text:style-name="P41">(nat)<text:tab/>1</text:p>
      <text:p text:style-name="P41">(char)<text:tab/>1</text:p>
      <text:p text:style-name="P35">|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39">Programa → Declaraciones &amp; Instrucciones</text:p>
      <text:p text:style-name="P39">Declaraciones → Declaración ; Declaraciones</text:p>
      <text:p text:style-name="P39">Declaraciones → Declaración</text:p>
      <text:p text:style-name="P39">Declaración → id : tipo</text:p>
      <text:p text:style-name="P39">Instrucciones → Instrucción ; Instrucciones</text:p>
      <text:p text:style-name="P39">Instrucciones → Instrucción</text:p>
      <text:p text:style-name="P39">Instrucción → InsLectura</text:p>
      <text:p text:style-name="P39">Instrucción → InsEscritura</text:p>
      <text:p text:style-name="P39">InsLectura → <text:s/>in(v)</text:p>
      <text:p text:style-name="P39">InsEscritura → out(Expresion)</text:p>
      <text:p text:style-name="P39">InsAsignación → id := Expresión</text:p>
      <text:p text:style-name="P39">Expresión → ExpresiónNiv1 OpNiv0 ExpresiónNiv1 </text:p>
      <text:p text:style-name="P39">Expresión → ExpresiónNiv1</text:p>
      <text:p text:style-name="P39">ExpresiónNiv1 → ExpresiónNiv1 OpNiv1 ExpresiónNiv2</text:p>
      <text:p text:style-name="P39">ExpresiónNiv1 → ExpresiónNiv2</text:p>
      <text:p text:style-name="P39">ExpresiónNiv2 → ExpresiónNiv2 OpNiv2 ExpresiónNiv3</text:p>
      <text:p text:style-name="P39">ExpresiónNiv2 → ExpresiónNiv3</text:p>
      <text:p text:style-name="P39">ExpresiónNiv3 → ExpresionNiv4 OpNiv3 ExpresiónNiv3</text:p>
      <text:p text:style-name="P39">ExpresiónNiv3 → ExpresiónNiv4</text:p>
      <text:p text:style-name="P39">ExpresiónNiv4 → OpNiv4 ExpresiónNiv4</text:p>
      <text:p text:style-name="P39">ExpresiónNiv4 → | Expresión |</text:p>
      <text:p text:style-name="P39">ExpresiónNiv4 → ( Expresión )</text:p>
      <text:p text:style-name="P39">ExpresiónNiv4 → Literal</text:p>
      <text:p text:style-name="P39">Literal → id</text:p>
      <text:p text:style-name="P39">Literal → litNat</text:p>
      <text:p text:style-name="P39">Literal → litFlo</text:p>
      <text:p text:style-name="P39">Literal → litEnt</text:p>
      <text:p text:style-name="P39">Literal → litBoo</text:p>
      <text:p text:style-name="P39">Literal → litCha</text:p>
      <text:p text:style-name="P39">OpNiv0 → &lt;</text:p>
      <text:p text:style-name="P39">OpNiv0 → &gt;<text:tab/></text:p>
      <text:p text:style-name="P39">OpNiv0 → &lt;=<text:tab/></text:p>
      <text:p text:style-name="P39">OpNiv0 → &gt;=</text:p>
      <text:p text:style-name="P39">OpNiv0 → =</text:p>
      <text:p text:style-name="P39">OpNiv0 → =/=</text:p>
      <text:p text:style-name="P39">OpNiv1 → +</text:p>
      <text:p text:style-name="P39">OpNiv1 → -</text:p>
      <text:p text:style-name="P39">OpNiv1 → or</text:p>
      <text:p text:style-name="P39">OpNiv2 → *</text:p>
      <text:p text:style-name="P39">OpNiv2 → /</text:p>
      <text:p text:style-name="P39">OpNiv2 → %</text:p>
      <text:p text:style-name="P39">OpNiv2 → and</text:p>
      <text:p text:style-name="P16"><text:soft-page-break/>OpNiv3 → &gt;&gt;</text:p>
      <text:p text:style-name="P16">OpNiv3 → &lt;&lt;</text:p>
      <text:p text:style-name="P16">OpNiv4 → not</text:p>
      <text:p text:style-name="P16">OpNiv4 → -</text:p>
      <text:p text:style-name="P16">OpNiv4 → (float)</text:p>
      <text:p text:style-name="P16">OpNiv4 → (int)</text:p>
      <text:p text:style-name="P16">OpNiv4 → (nat)</text:p>
      <text:p text:style-name="P39">OpNiv4 → (char)</text:p>
      <text:p text:style-name="P15"/>
      <text:p text:style-name="P15"/>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8"/>
      <text:p text:style-name="P19">Nuestro lenguaje no está estructurado en bloques, por tanto no nos es necesario una gestión de ámbitos para controlar si en un determinado momento una variable esta disponible o no, ya que todas las variables se declaran al inicio del programa y con accesibles en todas las linesa hasta el fin del programa. Por este motivo hemos utilizado una única tabla de simbolos.</text:p>
      <text:p text:style-name="P19"/>
      <text:p text:style-name="P19">La informacion que necesitamos almacenar es la siguiente:</text:p>
      <text:list xml:id="list199119532" text:style-name="L1">
        <text:list-item>
          <text:list>
            <text:list-item>
              <text:list>
                <text:list-item>
                  <text:p text:style-name="P59">El símbolo que identifica la variable</text:p>
                </text:list-item>
                <text:list-item>
                  <text:p text:style-name="P59">Una colección de propiedades asociadas a la variable, como pueden ser el tipo o la direccion de memoria.</text:p>
                </text:list-item>
              </text:list>
            </text:list-item>
          </text:list>
        </text:list-item>
      </text:list>
      <text:p text:style-name="P23"/>
      <text:p text:style-name="P23"/>
      <table:table table:name="Tabla1" table:style-name="Tabla1">
        <table:table-column table:style-name="Tabla1.A"/>
        <table:table-column table:style-name="Tabla1.B"/>
        <table:table-header-rows>
          <table:table-row>
            <table:table-cell table:style-name="Tabla1.A1" table:number-columns-spanned="2" office:value-type="string">
              <text:p text:style-name="P56">Tabla de Símbolos</text:p>
            </table:table-cell>
            <table:covered-table-cell/>
          </table:table-row>
        </table:table-header-rows>
        <table:table-row>
          <table:table-cell table:style-name="Tabla1.A2" office:value-type="string">
            <text:p text:style-name="P57">“edad”</text:p>
          </table:table-cell>
          <table:table-cell table:style-name="Tabla1.B2" office:value-type="string">
            <text:p text:style-name="P50">&lt;dir:100,tipo:entero&gt;</text:p>
          </table:table-cell>
        </table:table-row>
        <table:table-row>
          <table:table-cell table:style-name="Tabla1.A2" office:value-type="string">
            <text:p text:style-name="Table_20_Contents">“dni”</text:p>
          </table:table-cell>
          <table:table-cell table:style-name="Tabla1.B2" office:value-type="string">
            <text:p text:style-name="P50">&lt;dir:101,tipo:entero&gt;</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48">creaTS():TS</text:p>
      <text:p text:style-name="P54">El resultado es una TS vacía</text:p>
      <text:p text:style-name="P49">añadeID(ts:TS, id:String, ps: Propiedades):TS</text:p>
      <text:p text:style-name="P54">El resultado es la TS resultante de añadir id y sus propiedades ps a ts</text:p>
      <text:p text:style-name="P49">existeID(ts: TS, id:String):Boolean</text:p>
      <text:p text:style-name="P54">El resultado es true si id aparece en ts, false en caso contrario</text:p>
      <text:p text:style-name="P49">ts:TS[id:String]:Propiedades</text:p>
      <text:p text:style-name="P54">El resultado es el registro de propiedades de id (&lt;&gt; si id no está en la TS)</text:p>
      <text:p text:style-name="P55"/>
      <text:p text:style-name="Standard"><text:span text:style-name="T3">3.2. Construcción de la tabla de símbolos</text:span><text:span text:style-name="T10"> </text:span></text:p>
      <text:p text:style-name="P8">Formalización de la construcción de la tabla de símbolos mediante una gramática de <text:soft-page-break/>atributos.</text:p>
      <text:p text:style-name="P12"/>
      <text:p text:style-name="Standard"><text:span text:style-name="T19">3.2.1 Funciones semánticas</text:span><text:span text:style-name="T2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9"/>
      <text:p text:style-name="P19">Categoría Programa:</text:p>
      <text:list xml:id="list981504888" text:style-name="L2">
        <text:list-item>
          <text:p text:style-name="P60">ts: sintetizado. Representa la tabla de símbolos del programa.</text:p>
        </text:list-item>
      </text:list>
      <text:p text:style-name="P19">Categoría Declaraciones:</text:p>
      <text:list xml:id="list681859864" text:style-name="L3">
        <text:list-item>
          <text:p text:style-name="P61">ts: sintetizado. Representa la tabla de símbolos del programa.</text:p>
        </text:list-item>
      </text:list>
      <text:p text:style-name="P19">Categoría Declaración:</text:p>
      <text:list xml:id="list1833975960" text:style-name="L4">
        <text:list-item>
          <text:p text:style-name="P62">tipo: sintetizado. Indica <text:s/>el tipo con el que se declara la variable.</text:p>
        </text:list-item>
        <text:list-item>
          <text:p text:style-name="P62">id: sintetizado. Indica el id de la entrada de la tabla de símbolos.</text:p>
        </text:list-item>
      </text:list>
      <text:p text:style-name="P7"/>
      <text:p text:style-name="Standard"><text:span text:style-name="T19">3.2.3 Gramática de atributos</text:span><text:span text:style-name="T10"> </text:span></text:p>
      <text:p text:style-name="P8">Gramática de atributos que formaliza la construcción de la tabla de símbolos.</text:p>
      <text:p text:style-name="P25"/>
      <text:p text:style-name="P26">Programa ::= Declaraciones &amp; Instrucciones</text:p>
      <text:p text:style-name="P26"><text:tab/><text:span text:style-name="T22">Programa.ts = Declaraciones.ts</text:span></text:p>
      <text:p text:style-name="P26">Declaraciones ::= Declaracion ; Declaraciones</text:p>
      <text:p text:style-name="P25"><text:tab/>Declaraciones0.ts = <text:span text:style-name="T26">añadeID</text:span>(Declaraciones1.ts, Declaracion.id, &lt;tipo:Declaracion.tipo&gt;)</text:p>
      <text:p text:style-name="P26">Declaraciones ::= Declaracion</text:p>
      <text:p text:style-name="P26"><text:tab/><text:span text:style-name="T22">Declaraciones.ts = </text:span><text:span text:style-name="T26">añadeID</text:span><text:span text:style-name="T22">(creaTS(), Declaracion.id, &lt;tipo:Declaracion.tipo&gt;)</text:span></text:p>
      <text:p text:style-name="P26">Declaracion ::= id : tipo</text:p>
      <text:p text:style-name="P24"><text:tab/>Declaracion.id = id.lex</text:p>
      <text:p text:style-name="P24"><text:tab/>Declaracion.tipo = tipo.tipo</text:p>
      <text:p text:style-name="P15"/>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19">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19"/>
      <text:p text:style-name="P19">Las restricciones que tienen que ver con la declaracion de las variables y las instrucciones son:</text:p>
      <text:p text:style-name="P19"><text:tab/>En la seccion de declaraciones no podrá haber variables duplicadas</text:p>
      <text:p text:style-name="P19"><text:tab/>En la instrucción de asignacion, el identificador debe haber sido declarado.</text:p>
      <text:p text:style-name="P19"><text:tab/>A una variable de tipo real es posible asignarle un valor real,entero o natural.</text:p>
      <text:p text:style-name="P19"><text:soft-page-break/><text:tab/>A una variable de tipo entero es posible asignarle un valor entero o real.</text:p>
      <text:p text:style-name="P19"><text:tab/>A una variable de tipo nat,char o bool solo les puedes asignarles valores del mismo tipo</text:p>
      <text:p text:style-name="P19"><text:tab/>En la instrucción de lectura el identificador debe haber sido definido antes.</text:p>
      <text:p text:style-name="P19"/>
      <text:p text:style-name="P19">Las restricciones contextuales de las de las expresiones son las siguientes:</text:p>
      <text:p text:style-name="P19"><text:tab/>Los operadores <text:span text:style-name="T22">&lt;, &gt;, &lt;=, &gt;=, =/=</text:span> son capaces de comparar entre si valores numericos(natural con natural, natural con entero, natural con real, entero con natural, entero con entero, entero con real, real con natural con entero, real con ral) caracteres y booleanos</text:p>
      <text:p text:style-name="P19"><text:tab/>Los operadores <text:span text:style-name="T23">+</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19"><text:tab/>El operador <text:span text:style-name="T3">or</text:span> opera unicamente sobre valores booleanos.</text:p>
      <text:p text:style-name="P19"><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19"><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19"><text:tab/>El operador <text:span text:style-name="T3">and</text:span> opera solo sobre valores booleanos.</text:p>
      <text:p text:style-name="P19"><text:tab/>Los operadores <text:span text:style-name="T3">&lt;&lt;</text:span> y <text:span text:style-name="T3">&gt;&gt;</text:span> operan unicamente sobre valores naturales.</text:p>
      <text:p text:style-name="P19"><text:tab/>El operador <text:span text:style-name="T3">not</text:span> opera solo sobre valores booleanos.</text:p>
      <text:p text:style-name="P19"><text:tab/>El operador <text:span text:style-name="T3">–</text:span> opera solo sobre valores numericos y el resultado es su operando cambiado de signo. Este resultado sera real si el tipo del operando es real, y entero en otro caso.</text:p>
      <text:p text:style-name="P19"><text:tab/>El operador <text:span text:style-name="T3">(float)</text:span> admite expresiones reales, enteras, de naturales y de caracteres. En todas el resultado es real.</text:p>
      <text:p text:style-name="P19"><text:tab/>El operador <text:span text:style-name="T3">(int)</text:span> admite expresiones reales, enteras, de naturales y de caracteres. En todas el resultado es entero.</text:p>
      <text:p text:style-name="P19"><text:tab/>El operador <text:span text:style-name="T3">(nat)</text:span> admite solo expresiones de naturales y de caracteres y en ambas el resultado es natural.</text:p>
      <text:p text:style-name="P19"><text:tab/>El operador <text:span text:style-name="T3">(char)</text:span> admite solo expresiones de naturales y de caracteres y en ambas el resultado es caracter</text:p>
      <text:p text:style-name="P19"><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8"><text:tab/></text:p>
      <text:p text:style-name="P20">Categoría Programa:</text:p>
      <text:list xml:id="list360575711" text:style-name="L5">
        <text:list-item>
          <text:p text:style-name="P63">error: sintetizado. Sirve para indicar si hay errores contextuales del programa.</text:p>
        </text:list-item>
      </text:list>
      <text:p text:style-name="P19">Categoría Declaraciones:</text:p>
      <text:list xml:id="list1492194335" text:style-name="L6">
        <text:list-item>
          <text:p text:style-name="P64">error: sintetizado. Indica si hay errores en las declaraciones.</text:p>
        </text:list-item>
      </text:list>
      <text:p text:style-name="P19"><text:soft-page-break/>Categoría Instrucciones:</text:p>
      <text:list xml:id="list1528677495" text:continue-numbering="true" text:style-name="L6">
        <text:list-item>
          <text:p text:style-name="P64">error: sintetizado. Indica si hay errores en la sección de instrucciones.</text:p>
        </text:list-item>
      </text:list>
      <text:p text:style-name="P19">Categoría InstrucciónAsig:</text:p>
      <text:list xml:id="list329508423" text:style-name="L7">
        <text:list-item>
          <text:p text:style-name="P65">lex: sintetizado. Proviene del analizador lexico y nos da el nombre del identificador.</text:p>
        </text:list-item>
        <text:list-item>
          <text:p text:style-name="P65">tipo: sintetizado. Indica el tipo del indentificador.</text:p>
        </text:list-item>
      </text:list>
      <text:p text:style-name="P19">Categoria InsLectura:</text:p>
      <text:list xml:id="list184303771" text:style-name="L8">
        <text:list-item>
          <text:p text:style-name="P66">error: indica error en instrucción de lectura.</text:p>
        </text:list-item>
      </text:list>
      <text:p text:style-name="P19">Categoría InsEscritura:</text:p>
      <text:list xml:id="list728493738" text:style-name="L9">
        <text:list-item>
          <text:p text:style-name="P67">error: indica error en la instrucción de escritura.</text:p>
        </text:list-item>
      </text:list>
      <text:p text:style-name="P19">Categoría Expresión:</text:p>
      <text:list xml:id="list540689369" text:style-name="L10">
        <text:list-item>
          <text:p text:style-name="P68">tipo: sintetizado. Contiene el tipo de la expresión y, en su caso, error si existe un error de tipos.</text:p>
        </text:list-item>
      </text:list>
      <text:p text:style-name="P19">Categorías opNivX:</text:p>
      <text:list xml:id="list1540651954" text:style-name="L11">
        <text:list-item>
          <text:p text:style-name="P69">op: sintetizado. Contiene el tipo de operación.</text:p>
        </text:list-item>
      </text:list>
      <text:p text:style-name="P19"><text:tab/></text:p>
      <text:p text:style-name="P19"><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40">Programa ::= Declaraciones &amp; Instrucciones</text:p>
      <text:p text:style-name="P39"><text:tab/>Programa.error = Declaraciones.error v Instrucciones.error</text:p>
      <text:p text:style-name="P39"><text:tab/>Instrucciones.tsh = Declaraciones.ts</text:p>
      <text:p text:style-name="P40">Declaraciones ::= Declaración ; Declaraciones</text:p>
      <text:p text:style-name="P39"><text:tab/>Declaraciones<text:span text:style-name="T24">o</text:span>.error = existe(Declaraciones<text:span text:style-name="T24">o</text:span>.ts,Declaracion.id) v Declaraciones<text:span text:style-name="T24">1</text:span>.error</text:p>
      <text:p text:style-name="P40">Declaraciones ::= Declaración</text:p>
      <text:p text:style-name="P40"><text:tab/><text:span text:style-name="T22">Declaraciones.error = false</text:span></text:p>
      <text:p text:style-name="P40">Declaración ::= id : tipo</text:p>
      <text:p text:style-name="P38"/>
      <text:p text:style-name="P40">Instrucciones ::= Instrucción ; Instrucciones</text:p>
      <text:p text:style-name="P40"><text:tab/><text:span text:style-name="T22">Instrucciones</text:span><text:span text:style-name="T25">o</text:span><text:span text:style-name="T22">.error = Instrucción.error v Instrucciones</text:span><text:span text:style-name="T25">1</text:span><text:span text:style-name="T22">.error</text:span></text:p>
      <text:p text:style-name="P40"><text:span text:style-name="T22"><text:tab/>Instrucciones</text:span><text:span text:style-name="T25">1</text:span><text:span text:style-name="T22">.tsh = Instruccion.tsh = instrucciónes</text:span><text:span text:style-name="T25">o</text:span><text:span text:style-name="T22">.tsh</text:span></text:p>
      <text:p text:style-name="P40">Instrucciones ::= Instrucción</text:p>
      <text:p text:style-name="P40"><text:tab/><text:span text:style-name="T22">Instrucciones.error = Instrucción.error</text:span></text:p>
      <text:p text:style-name="P38"><text:tab/>Instrucción.tsh = Instrucciones.tsh</text:p>
      <text:p text:style-name="P40">Instrucción ::= InsLectura</text:p>
      <text:p text:style-name="P40"><text:tab/><text:span text:style-name="T22">Instrucción.error = InsLectura.error</text:span></text:p>
      <text:p text:style-name="P38"><text:tab/>InsLectura.tsh = Instrucción.tsh</text:p>
      <text:p text:style-name="P40">Instrucción ::= InsEscritura</text:p>
      <text:p text:style-name="P40"><text:tab/><text:span text:style-name="T22">Instrucción.error = InsEscritura.error</text:span></text:p>
      <text:p text:style-name="P38"><text:tab/>InsEscritura.tsh = Instrucción.tsh</text:p>
      <text:p text:style-name="P40">Instrucción ::= InsAsignacion</text:p>
      <text:p text:style-name="P38"><text:tab/>Instrucción.error = InsAsignacion.error</text:p>
      <text:p text:style-name="P38"><text:tab/>InsAsignacion.tsh = Instrucción.tsh</text:p>
      <text:p text:style-name="P40">InsLectura ::= <text:s/>in(id)</text:p>
      <text:p text:style-name="P40"><text:tab/><text:span text:style-name="T22">InsLectura.error = NOT existeID(InsLectura.tsh,id.lex)</text:span></text:p>
      <text:p text:style-name="P38"><text:tab/>InsLectura.tsh = Instrucción.tsh</text:p>
      <text:p text:style-name="P40">InsEscritura ::= out(Expresion)</text:p>
      <text:p text:style-name="P40"><text:tab/><text:span text:style-name="T22">InsEscritura.error = (Expresion.tipo = error)</text:span></text:p>
      <text:p text:style-name="P40">InsAsignación ::= id := Expresión</text:p>
      <text:p text:style-name="P40"><text:tab/><text:span text:style-name="T22">InsAsignacion.error = (NOT existeID(InsAsignacion.tsh,id.lex)) v (Expresion.tipo = error) v</text:span></text:p>
      <text:p text:style-name="P38"><text:tab/><text:tab/><text:tab/> <text:s text:c="5"/>(id.tipo = float <text:span text:style-name="T27">ᴧ</text:span> (Expresion.tipo = character v Expresion.tipo = boolean)) v</text:p>
      <text:p text:style-name="P38"><text:soft-page-break/><text:tab/><text:tab/><text:tab/> <text:s text:c="7"/>(id.tipo = integer <text:span text:style-name="T27">ᴧ</text:span> (Expresion.tipo=float v Expresion.tipo = character v <text:s text:c="2"/><text:tab/><text:tab/><text:tab/><text:tab/><text:tab/><text:tab/><text:tab/> <text:s text:c="4"/>Expresion.tipo = boolean)) <text:s/>v</text:p>
      <text:p text:style-name="P38"><text:tab/><text:tab/><text:tab/> <text:s text:c="7"/>(id.tipo = natural <text:span text:style-name="T27">ᴧ</text:span> Expresion.tipo =/= natural) <text:s/>v</text:p>
      <text:p text:style-name="P38"><text:tab/><text:tab/><text:tab/> <text:s text:c="7"/>(id.tipo = character <text:span text:style-name="T27">ᴧ</text:span> Expresion.tipo =/= character) <text:s/>v</text:p>
      <text:p text:style-name="P38"><text:tab/><text:tab/><text:tab/> <text:s text:c="7"/>(id.tipo = boolean <text:span text:style-name="T27">ᴧ</text:span> Expresion.tipo =/= boolean)<text:tab/></text:p>
      <text:p text:style-name="P38"><text:tab/>Expresion.tsh = InsAsignacion.tsh<text:tab/><text:tab/></text:p>
      <text:p text:style-name="P38"/>
      <text:p text:style-name="P40">Expresión ::= ExpresiónNiv1 OpNiv0 ExpresiónNiv1 </text:p>
      <text:p text:style-name="P40"><text:tab/><text:span text:style-name="T22">Expresion.tipo = si (ExpresionNiv1</text:span><text:span text:style-name="T25">o</text:span><text:span text:style-name="T22">.tipo = error v ExpresionNiv1</text:span><text:span text:style-name="T25">1</text:span><text:span text:style-name="T22">.tipo = error) v</text:span></text:p>
      <text:p text:style-name="P38"><text:tab/><text:tab/> <text:tab/> <text:s text:c="5"/>(ExpresionNiv1<text:span text:style-name="T24">o</text:span>.tipo = character ᴧ ExpresionNiv1<text:span text:style-name="T24">1</text:span>.tipo =/= character) v</text:p>
      <text:p text:style-name="P38"><text:tab/><text:tab/><text:tab/> <text:s text:c="5"/>(ExpresionNiv1<text:span text:style-name="T24">o</text:span>.tipo =/= character ᴧ ExpresionNiv1<text:span text:style-name="T24">1</text:span>.tipo = character)</text:p>
      <text:p text:style-name="P38"><text:tab/><text:tab/> <text:tab/> <text:s text:c="5"/>(ExpresionNiv1<text:span text:style-name="T24">o</text:span>.tipo = boolean ᴧ ExpresionNiv1<text:span text:style-name="T24">1</text:span>.tipo =/= boolean) v</text:p>
      <text:p text:style-name="P38"><text:tab/><text:tab/><text:tab/> <text:s text:c="5"/>(ExpresionNiv1<text:span text:style-name="T24">o</text:span>.tipo =/= boolean ᴧ ExpresionNiv1<text:span text:style-name="T24">1</text:span>.tipo = boolean))</text:p>
      <text:p text:style-name="P38"><text:tab/><text:tab/><text:tab/> <text:s text:c="13"/>error</text:p>
      <text:p text:style-name="P38"><text:tab/><text:tab/><text:tab/> <text:s/>sino <text:s text:c="3"/>boolean</text:p>
      <text:p text:style-name="P38"><text:tab/><text:tab/><text:tab/> <text:s/>finsi</text:p>
      <text:p text:style-name="P38"><text:tab/>ExpresionNiv1<text:span text:style-name="T24">1</text:span>.tsh = ExpresionNiv1<text:span text:style-name="T24">o</text:span>.tsh <text:s/>= Expresion.tsh</text:p>
      <text:p text:style-name="P40">Expresión ::= ExpresiónNiv1</text:p>
      <text:p text:style-name="P40"><text:tab/><text:span text:style-name="T22">Expresion.tipo = ExpresionNiv1.tipo</text:span></text:p>
      <text:p text:style-name="P38"><text:tab/>ExpresionNiv1.tsh = Expresion.tsh</text:p>
      <text:p text:style-name="P40">ExpresiónNiv1 ::= ExpresiónNiv1 OpNiv1 ExpresiónNiv2 </text:p>
      <text:p text:style-name="P38"/>
      <text:p text:style-name="P38">falta poner que no haya Int Bool pej</text:p>
      <text:p text:style-name="P40"><text:tab/><text:span text:style-name="T22">ExpresionNiv1</text:span><text:span text:style-name="T25">o</text:span><text:span text:style-name="T22">.tipo = </text:span></text:p>
      <text:p text:style-name="P38"><text:tab/><text:tab/>si (ExpresionNiv1<text:span text:style-name="T24">1</text:span>.tipo = error v ExpresionNiv2.tipo = error v</text:p>
      <text:p text:style-name="P38"><text:tab/><text:tab/> <text:s text:c="4"/>ExpresionNiv1<text:span text:style-name="T24">1</text:span>.tipo = char v ExpresionNiv2.tipo = char v</text:p>
      <text:p text:style-name="P38"><text:tab/><text:tab/> <text:s text:c="4"/>(ExpresionNiv1<text:span text:style-name="T24">1</text:span>.tipo = boolean ᴧ ExpresionNiv2.tipo =/= boolean) v</text:p>
      <text:p text:style-name="P38"><text:tab/> <text:s text:c="18"/>(ExpresionNiv1<text:span text:style-name="T24">1</text:span>.tipo =/= boolean ᴧ ExpresionNiv2.tipo = boolean))</text:p>
      <text:p text:style-name="P38"><text:tab/><text:tab/><text:tab/>error</text:p>
      <text:p text:style-name="P38"><text:tab/><text:tab/>sino case (OpNiv1.op)</text:p>
      <text:p text:style-name="P38"><text:tab/><text:tab/><text:tab/>suma,resta: </text:p>
      <text:p text:style-name="P38"><text:tab/><text:tab/><text:tab/> <text:s text:c="8"/>si (ExpresionNiv1<text:span text:style-name="T24">1</text:span>.tipo=float v ExpresionNiv2.tipo = float)</text:p>
      <text:p text:style-name="P38"><text:tab/><text:tab/><text:tab/><text:tab/>float</text:p>
      <text:p text:style-name="P38"><text:tab/><text:tab/><text:tab/> <text:s text:c="8"/>sino si (ExpresionNiv1<text:span text:style-name="T24">1</text:span>.tipo =integer v ExpresionNiv2.tipo = integer)</text:p>
      <text:p text:style-name="P38"><text:tab/><text:tab/><text:tab/><text:tab/> integer</text:p>
      <text:p text:style-name="P38"><text:tab/><text:tab/><text:tab/> <text:s text:c="8"/>sino si (ExpresionNiv1<text:span text:style-name="T24">1</text:span>.tipo =natural ᴧ ExpresionNiv2.tipo = natural)</text:p>
      <text:p text:style-name="P38"><text:tab/><text:tab/><text:tab/><text:tab/> natural</text:p>
      <text:p text:style-name="P38"><text:tab/><text:tab/><text:tab/> <text:s text:c="16"/>sino error</text:p>
      <text:p text:style-name="P38"><text:tab/><text:tab/><text:tab/>o: <text:s/></text:p>
      <text:p text:style-name="P38"><text:tab/><text:tab/><text:tab/> <text:s text:c="8"/>si (ExpresionNiv1<text:span text:style-name="T24">1</text:span>.tipo = boolean ᴧ ExpresionNiv2.tipo = boolean)</text:p>
      <text:p text:style-name="P38"><text:tab/><text:tab/><text:tab/><text:tab/> <text:s text:c="3"/>boolean</text:p>
      <text:p text:style-name="P38"><text:tab/><text:tab/><text:tab/> <text:s text:c="8"/>sino error</text:p>
      <text:p text:style-name="P38"><text:tab/>ExpresionNiv1<text:span text:style-name="T24">1</text:span>.tsh = ExpresionNiv2.tsh = ExpresionNiv1<text:span text:style-name="T24">o</text:span>.tsh</text:p>
      <text:p text:style-name="P40">ExpresiónNiv1 ::= ExpresiónNiv2</text:p>
      <text:p text:style-name="P40"><text:tab/><text:span text:style-name="T22">ExpresionNiv1.tipo = ExpresionNiv2.tipo</text:span></text:p>
      <text:p text:style-name="P38"><text:tab/>ExpresionNiv2.tsh = ExpresionNiv1.tsh</text:p>
      <text:p text:style-name="P40">ExpresiónNiv2 ::= ExpresiónNiv2 OpNiv2 ExpresiónNiv3</text:p>
      <text:p text:style-name="P40"><text:tab/><text:span text:style-name="T22">ExpresionNiv2</text:span><text:span text:style-name="T25">o</text:span><text:span text:style-name="T22">.tipo = </text:span></text:p>
      <text:p text:style-name="P38"><text:tab/><text:tab/>si (ExpresionNiv2<text:span text:style-name="T24">1</text:span>.tipo = error v ExpresionNiv3.tipo = error v</text:p>
      <text:p text:style-name="P38"><text:s text:c="33"/>ExpresionNiv2<text:span text:style-name="T24">1</text:span>.tipo = character v ExpresionNiv3.tipo = character v</text:p>
      <text:p text:style-name="P38"><text:tab/><text:tab/> <text:s text:c="3"/>(ExpresionNiv2<text:span text:style-name="T24">1</text:span>.tipo = boolean ᴧ ExpresionNiv3.tipo =/= boolean v</text:p>
      <text:p text:style-name="P38"><text:tab/><text:tab/> <text:s text:c="3"/>(ExpresionNiv2<text:span text:style-name="T24">1</text:span>.tipo =/= boolean ᴧ ExpresionNiv3.tipo = boolean))</text:p>
      <text:p text:style-name="P38"><text:tab/><text:tab/> <text:s text:c="9"/>Error</text:p>
      <text:p text:style-name="P38"><text:tab/><text:tab/>sino case (OpNiv2.op)</text:p>
      <text:p text:style-name="P38"><text:tab/><text:tab/><text:tab/>multiplica,divide: </text:p>
      <text:p text:style-name="P38"><text:tab/><text:tab/><text:tab/> <text:s text:c="8"/>si (ExpresionNiv2<text:span text:style-name="T24">1</text:span>.tipo=float v ExpresionNiv3.tipo = float)</text:p>
      <text:p text:style-name="P38"><text:tab/><text:tab/><text:tab/><text:tab/> <text:s text:c="3"/>float</text:p>
      <text:p text:style-name="P38"><text:tab/><text:tab/><text:tab/> <text:s text:c="8"/>sino si (ExpresionNiv2<text:span text:style-name="T24">1</text:span>.tipo =integer v ExpresionNiv3.tipo = integer)</text:p>
      <text:p text:style-name="P38"><text:tab/><text:tab/><text:tab/><text:tab/><text:tab/>integer</text:p>
      <text:p text:style-name="P38"><text:tab/><text:tab/><text:tab/> <text:s text:c="8"/>sino si (ExpresionNiv2<text:span text:style-name="T24">1</text:span>.tipo =natural ᴧ ExpresionNiv3.tipo=natural)</text:p>
      <text:p text:style-name="P38"><text:soft-page-break/><text:tab/><text:tab/><text:tab/><text:tab/> <text:s/>natural</text:p>
      <text:p text:style-name="P38"><text:tab/><text:tab/><text:tab/> <text:s text:c="6"/>sino error</text:p>
      <text:p text:style-name="P38"><text:tab/><text:tab/><text:tab/>modulo:</text:p>
      <text:p text:style-name="P38"><text:tab/><text:tab/><text:tab/> <text:s text:c="8"/>si (ExpresionNiv3.tipo = natural ᴧ</text:p>
      <text:p text:style-name="P38"><text:tab/><text:tab/><text:tab/><text:tab/>(ExpresionNiv2<text:span text:style-name="T24">1</text:span>.tipo=natural v ExpresionNiv2<text:span text:style-name="T24">1</text:span>.tipo=integer))<text:tab/></text:p>
      <text:p text:style-name="P38"><text:tab/><text:tab/><text:tab/><text:tab/> <text:s text:c="5"/>ExpresionNiv2<text:span text:style-name="T24">1</text:span>.tipo</text:p>
      <text:p text:style-name="P38"><text:tab/><text:tab/><text:tab/> <text:s text:c="8"/>sino <text:s text:c="4"/>error</text:p>
      <text:p text:style-name="P38"><text:tab/><text:tab/><text:tab/>y: <text:s/></text:p>
      <text:p text:style-name="P38"><text:tab/><text:tab/><text:tab/> <text:s text:c="8"/>si (ExpresionNiv2<text:span text:style-name="T24">1</text:span>.tipo = boolean ᴧ ExpresionNiv3.tipo = boolean)</text:p>
      <text:p text:style-name="P38"><text:tab/><text:tab/><text:tab/><text:tab/> <text:s text:c="3"/>boolean</text:p>
      <text:p text:style-name="P38"><text:tab/><text:tab/><text:tab/> <text:s text:c="8"/>sino error</text:p>
      <text:p text:style-name="P38"><text:tab/>ExpresionNiv2<text:span text:style-name="T24">1</text:span>.tsh = ExpresionNiv3.tsh = ExpresionNiv2<text:span text:style-name="T24">o</text:span>.tsh</text:p>
      <text:p text:style-name="P40">ExpresiónNiv2 ::= ExpresiónNiv3</text:p>
      <text:p text:style-name="P40"><text:tab/><text:span text:style-name="T22">ExpresionNiv2.tipo = ExpresionNiv3.tipo</text:span></text:p>
      <text:p text:style-name="P38"><text:tab/>ExpresionNiv3.tsh = ExpresionNiv2.tsh</text:p>
      <text:p text:style-name="P40">ExpresiónNiv3 ::= ExpresionNiv4 OpNiv3 ExpresiónNiv3</text:p>
      <text:p text:style-name="P40"><text:tab/><text:span text:style-name="T22">ExpresionNiv3</text:span><text:span text:style-name="T25">o</text:span><text:span text:style-name="T22">.tipo = </text:span></text:p>
      <text:p text:style-name="P38"><text:tab/><text:tab/>si (ExpresionNiv4.tipo = error v ExpresionNiv3<text:span text:style-name="T24">1</text:span>.tipo = error v</text:p>
      <text:p text:style-name="P38"><text:s text:c="33"/>ExpresionNiv4.tipo =/= natural v ExpresionNiv3<text:span text:style-name="T24">1</text:span>.tipo =/= natural)</text:p>
      <text:p text:style-name="P38"><text:tab/><text:tab/> <text:s text:c="6"/>error</text:p>
      <text:p text:style-name="P38"><text:tab/><text:tab/>sino natural</text:p>
      <text:p text:style-name="P38"><text:tab/>ExpresionNiv3<text:span text:style-name="T24">1</text:span>.tsh = ExpresionNiv4.tsh = ExpresionNiv3<text:span text:style-name="T24">o</text:span>.tsh</text:p>
      <text:p text:style-name="P40">ExpresiónNiv3 ::= ExpresiónNiv4</text:p>
      <text:p text:style-name="P40"><text:tab/><text:span text:style-name="T22">ExpresionNiv3.tipo =ExpresionNiv4.tipo</text:span></text:p>
      <text:p text:style-name="P38"><text:tab/>ExpresionNiv4.tsh = ExpresionNiv3.tsh</text:p>
      <text:p text:style-name="P40">ExpresiónNiv4 ::= OpNiv4 ExpresiónNiv4</text:p>
      <text:p text:style-name="P40"><text:tab/><text:span text:style-name="T22">ExpresionNiv4</text:span><text:span text:style-name="T25">o</text:span><text:span text:style-name="T22">.tipo = </text:span></text:p>
      <text:p text:style-name="P38"><text:tab/><text:tab/>si (ExpresionNiv4<text:span text:style-name="T24">1</text:span>.tipo = error)</text:p>
      <text:p text:style-name="P38"><text:tab/><text:tab/> <text:s text:c="9"/>error</text:p>
      <text:p text:style-name="P38"><text:tab/><text:tab/>sino case (OpNiv4.op)</text:p>
      <text:p text:style-name="P38"><text:tab/><text:tab/><text:tab/>no: </text:p>
      <text:p text:style-name="P38"><text:tab/><text:tab/><text:tab/> <text:s text:c="8"/>si (ExpresionNiv4<text:span text:style-name="T24">1</text:span>.tipo=boolean)</text:p>
      <text:p text:style-name="P38"><text:tab/><text:tab/><text:tab/><text:tab/> <text:s text:c="3"/>boolean</text:p>
      <text:p text:style-name="P38"><text:tab/><text:tab/><text:tab/> <text:s text:c="8"/>sino <text:s text:c="2"/>error</text:p>
      <text:p text:style-name="P38"><text:tab/><text:tab/><text:tab/>menos:</text:p>
      <text:p text:style-name="P38"><text:tab/><text:tab/><text:tab/> <text:s text:c="8"/>si (ExpresionNiv4<text:span text:style-name="T24">1</text:span>.tipo=float)</text:p>
      <text:p text:style-name="P38"><text:tab/><text:tab/><text:tab/><text:tab/> <text:s text:c="3"/>float</text:p>
      <text:p text:style-name="P38"><text:tab/><text:tab/><text:tab/> <text:s text:c="8"/>sino si (ExpresionNiv4<text:span text:style-name="T24">1</text:span>.tipo=integer v ExpresionNiv4<text:span text:style-name="T24">1</text:span>.tipo = natural)</text:p>
      <text:p text:style-name="P38"><text:tab/><text:tab/><text:tab/><text:tab/><text:tab/>integer</text:p>
      <text:p text:style-name="P38"><text:tab/><text:tab/><text:tab/><text:tab/> <text:s text:c="2"/>sino error</text:p>
      <text:p text:style-name="P38"><text:tab/><text:tab/><text:tab/>cast-float:</text:p>
      <text:p text:style-name="P38"><text:tab/><text:tab/><text:tab/> <text:s text:c="8"/>si (ExpresionNiv4<text:span text:style-name="T24">1</text:span>.tipo=/=boolean)</text:p>
      <text:p text:style-name="P38"><text:tab/><text:tab/><text:tab/><text:tab/> <text:s text:c="3"/>float</text:p>
      <text:p text:style-name="P38"><text:tab/><text:tab/><text:tab/> <text:s text:c="8"/>sino error</text:p>
      <text:p text:style-name="P38"><text:tab/><text:tab/><text:tab/>cast-int:</text:p>
      <text:p text:style-name="P38"><text:tab/><text:tab/><text:tab/> <text:s text:c="8"/>si (ExpresionNiv4<text:span text:style-name="T24">1</text:span>.tipo=/=boolean)</text:p>
      <text:p text:style-name="P38"><text:tab/><text:tab/><text:tab/><text:tab/> <text:s text:c="3"/>float</text:p>
      <text:p text:style-name="P38"><text:tab/><text:tab/><text:tab/> <text:s text:c="8"/>sino error</text:p>
      <text:p text:style-name="P38"><text:tab/><text:tab/><text:tab/>cast-nat:</text:p>
      <text:p text:style-name="P38"><text:tab/><text:tab/> <text:s text:c="2"/><text:tab/> <text:s text:c="8"/>si (ExpresionNiv4<text:span text:style-name="T24">1</text:span>.tipo=natural v ExpresionNiv4<text:span text:style-name="T24">1</text:span>.tipo=character)</text:p>
      <text:p text:style-name="P38"><text:tab/><text:tab/><text:tab/><text:tab/> <text:s text:c="2"/>natural</text:p>
      <text:p text:style-name="P38"><text:tab/><text:tab/><text:tab/> <text:s text:c="8"/>sino error</text:p>
      <text:p text:style-name="P38"><text:tab/><text:tab/><text:tab/>cast-char:</text:p>
      <text:p text:style-name="P38"><text:tab/><text:tab/><text:tab/> <text:s text:c="8"/>si (ExpresionNiv4<text:span text:style-name="T24">1</text:span>.tipo=natural v ExpresionNiv4<text:span text:style-name="T24">1</text:span>.tipo=character)</text:p>
      <text:p text:style-name="P38"><text:tab/><text:tab/><text:tab/><text:tab/> <text:s text:c="2"/>character</text:p>
      <text:p text:style-name="P38"><text:tab/><text:tab/><text:tab/> <text:s text:c="8"/>sino error</text:p>
      <text:p text:style-name="P38"><text:tab/>ExpresionNiv4<text:span text:style-name="T24">1</text:span>.tsh = ExpresionNiv4<text:span text:style-name="T24">o</text:span>.tsh</text:p>
      <text:p text:style-name="P40">ExpresiónNiv4 ::= | Expresión |</text:p>
      <text:p text:style-name="P40"><text:tab/><text:span text:style-name="T22">ExpresionNiv4.tipo = </text:span></text:p>
      <text:p text:style-name="P38"><text:tab/><text:tab/>si (Expresion.tipo = error v Expresion.tipo=boolean v Expresion.tipo=character)</text:p>
      <text:p text:style-name="P38"><text:soft-page-break/><text:tab/><text:tab/> <text:s text:c="9"/>error</text:p>
      <text:p text:style-name="P38"><text:tab/><text:tab/>sino si (Expresion.tipo = float)</text:p>
      <text:p text:style-name="P38"><text:tab/><text:tab/><text:tab/>float</text:p>
      <text:p text:style-name="P38"><text:tab/><text:tab/>sino si (Expresion.tipo = natural)</text:p>
      <text:p text:style-name="P38"><text:tab/><text:tab/><text:tab/>natural</text:p>
      <text:p text:style-name="P38"><text:tab/><text:tab/>sino si (Expresion.tipo= integer)</text:p>
      <text:p text:style-name="P38"><text:tab/><text:tab/><text:tab/>integer</text:p>
      <text:p text:style-name="P38"><text:tab/><text:tab/>sino error</text:p>
      <text:p text:style-name="P38"><text:tab/>Expresion.tsh = ExpresionNiv4.tsh</text:p>
      <text:p text:style-name="P40">ExpresiónNiv4 ::= ( Expresión )</text:p>
      <text:p text:style-name="P40"><text:tab/><text:span text:style-name="T22">ExpresionNiv4.tipo = Expresion.tipo</text:span></text:p>
      <text:p text:style-name="P38"><text:tab/>Expresion.tsh = ExpresionNiv4.tsh</text:p>
      <text:p text:style-name="P40">ExpresiónNiv4 ::= Literal</text:p>
      <text:p text:style-name="P40"><text:tab/><text:span text:style-name="T22">Expresion.tipo = Literal.tipo</text:span></text:p>
      <text:p text:style-name="P40">Literal ::= id</text:p>
      <text:p text:style-name="P40"><text:tab/><text:span text:style-name="T22">Literal.tipo = Literal.tsh[id.lex].tipo</text:span></text:p>
      <text:p text:style-name="P40">Literal ::= litNat</text:p>
      <text:p text:style-name="P40"><text:tab/><text:span text:style-name="T22">Literal.tipo = natural</text:span></text:p>
      <text:p text:style-name="P40">Literal ::= litFlo</text:p>
      <text:p text:style-name="P40"><text:tab/><text:span text:style-name="T22">Literal.tipo = float</text:span></text:p>
      <text:p text:style-name="P40">Literal ::= litBoo</text:p>
      <text:p text:style-name="P40"><text:tab/><text:span text:style-name="T22">Literal.tipo = boolean<text:tab/></text:span></text:p>
      <text:p text:style-name="P40">Literal ::= litCha</text:p>
      <text:p text:style-name="P40"><text:tab/><text:span text:style-name="T22">Literal.tipo = character</text:span></text:p>
      <text:p text:style-name="P40">OpNiv0 ::= &lt;</text:p>
      <text:p text:style-name="P40"><text:tab/><text:span text:style-name="T22">OpNiv0.op = menor</text:span></text:p>
      <text:p text:style-name="P40">OpNiv0 ::= &gt;<text:tab/></text:p>
      <text:p text:style-name="P40"><text:tab/><text:span text:style-name="T22">OpNiv0.op = mayor</text:span></text:p>
      <text:p text:style-name="P40">OpNiv0 ::= &lt;=</text:p>
      <text:p text:style-name="P40"><text:tab/><text:span text:style-name="T22">OpNiv0.op = menor-ig<text:tab/></text:span></text:p>
      <text:p text:style-name="P40">OpNiv0 ::= &gt;=</text:p>
      <text:p text:style-name="P40"><text:tab/><text:span text:style-name="T22">OpNiv0.op = mayor-ig</text:span></text:p>
      <text:p text:style-name="P40">OpNiv0 ::= =</text:p>
      <text:p text:style-name="P40"><text:tab/><text:span text:style-name="T22">OpNiv0.op = igual</text:span></text:p>
      <text:p text:style-name="P40">OpNiv0 ::= =/=</text:p>
      <text:p text:style-name="P40"><text:tab/><text:span text:style-name="T22">OpNiv0.op = no-igual</text:span></text:p>
      <text:p text:style-name="P40">OpNiv1 ::= +</text:p>
      <text:p text:style-name="P40"><text:tab/><text:span text:style-name="T22">OpNiv1.op = suma</text:span></text:p>
      <text:p text:style-name="P40">OpNiv1 ::= -</text:p>
      <text:p text:style-name="P40"><text:tab/><text:span text:style-name="T22">OpNiv1.op = resta</text:span></text:p>
      <text:p text:style-name="P40">OpNiv1 ::= or</text:p>
      <text:p text:style-name="P40"><text:tab/><text:span text:style-name="T22">OpNiv1.op = o</text:span></text:p>
      <text:p text:style-name="P40">OpNiv2 ::= *</text:p>
      <text:p text:style-name="P40"><text:tab/><text:span text:style-name="T22">OpNiv2.op = multiplica</text:span></text:p>
      <text:p text:style-name="P40">OpNiv2 ::= /</text:p>
      <text:p text:style-name="P40"><text:tab/><text:span text:style-name="T22">OpNiv2.op = divide</text:span></text:p>
      <text:p text:style-name="P40">OpNiv2 ::= %</text:p>
      <text:p text:style-name="P40"><text:tab/><text:span text:style-name="T22">OpNiv2.op = modulo</text:span></text:p>
      <text:p text:style-name="P40">OpNiv2 ::= and</text:p>
      <text:p text:style-name="P40"><text:tab/><text:span text:style-name="T22">OpNiv2.op = y</text:span></text:p>
      <text:p text:style-name="P15">OpNiv3 ::= &gt;&gt;</text:p>
      <text:p text:style-name="P15"><text:tab/><text:span text:style-name="T22">OpNiv3.op = shl</text:span></text:p>
      <text:p text:style-name="P15">OpNiv3 ::= &lt;&lt;</text:p>
      <text:p text:style-name="P15"><text:tab/><text:span text:style-name="T22">OpNiv3.op = shr</text:span></text:p>
      <text:p text:style-name="P15">OpNiv4 ::= not</text:p>
      <text:p text:style-name="P15"><text:tab/><text:span text:style-name="T22">OpNiv4.op = no</text:span></text:p>
      <text:p text:style-name="P15">OpNiv4 ::= -</text:p>
      <text:p text:style-name="P15"><text:tab/><text:span text:style-name="T22">OpNiv4.op = menos</text:span></text:p>
      <text:p text:style-name="P15">OpNiv4 ::= (float)</text:p>
      <text:p text:style-name="P15"><text:tab/><text:span text:style-name="T22">OpNiv4.op = cast-float</text:span></text:p>
      <text:p text:style-name="P15"><text:soft-page-break/>OpNiv4 ::= (int)</text:p>
      <text:p text:style-name="P15"><text:tab/><text:span text:style-name="T22">OpNiv4.op = cast-int</text:span></text:p>
      <text:p text:style-name="P15">OpNiv4 ::= (nat)</text:p>
      <text:p text:style-name="P15"><text:tab/><text:span text:style-name="T22">OpNiv4.op = cast-nat</text:span></text:p>
      <text:p text:style-name="P15">OpNiv4 ::= (char)</text:p>
      <text:p text:style-name="P15"><text:tab/><text:span text:style-name="T22">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53">5.1.1. <text:s/>Arquitectura<text:span text:style-name="T9"> </text:span></text:p>
      <text:p text:style-name="P53"/>
      <text:p text:style-name="P7"/>
      <text:p text:style-name="P7">5.1.2. <text:s/>Comportamiento interno</text:p>
      <text:p text:style-name="P21"/>
      <text:p text:style-name="P7">5.1.3. <text:s/>Repertorio de instrucciones</text:p>
      <text:p text:style-name="P22"/>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7"/>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text:soft-page-break/></text:p>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5"/>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3">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text:soft-page-break/></text:p>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286359934" text:style-name="RTF_5f_Num_20_16">
        <text:list-item>
          <text:p text:style-name="P71">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1801532311" text:style-name="RTF_5f_Num_20_15">
        <text:list-item>
          <text:p text:style-name="P72">Si es correcto, se generará el archivo con el código objeto.</text:p>
        </text:list-item>
        <text:list-item>
          <text:p text:style-name="P72">Si no es correcto, se mostrará por pantalla un listado de errores y no se generará ningún archivo. </text:p>
          <text:list>
            <text:list-item>
              <text:p text:style-name="P72">Cada error estará precedido por los números de fila y de columna que identifican el punto exacto en el programa fuente en el que se ha producido el error.</text:p>
            </text:list-item>
            <text:list-item>
              <text:p text:style-name="P72">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731627029" text:continue-list="list1286359934" text:style-name="RTF_5f_Num_20_16">
        <text:list-item>
          <text:p text:style-name="P71">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529375186" text:style-name="RTF_5f_Num_20_5">
        <text:list-item>
          <text:p text:style-name="P73">En <text:span text:style-name="T12">modo normal</text:span> el único resultado visible será el producido por las instrucciones específicas de lectura/escritura.</text:p>
        </text:list-item>
        <text:list-item>
          <text:p text:style-name="P73">En <text:span text:style-name="T12">modo traza</text:span> el intérprete mostrará una traza por la consola de comandos con los distintos pasos de ejecución. En cada paso el intérprete debe: </text:p>
        </text:list-item>
      </text:list>
      <text:list xml:id="list868179452" text:style-name="RTF_5f_Num_20_9">
        <text:list-item>
          <text:p text:style-name="P74">Mostrar el contenido de la pila de ejecución y de las celdas relevantes en la memoria de datos.</text:p>
        </text:list-item>
        <text:list-item>
          <text:p text:style-name="P74">Esperar a que el usuario pulse una tecla para proseguir la ejecución.</text:p>
        </text:list-item>
        <text:list-item>
          <text:p text:style-name="P74">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text:soft-page-break/>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8">.</text:span></text:p>
      <text:p text:style-name="P13"/>
      <text:p text:style-name="P13"/>
      <text:p text:style-name="P13">Referencias bibliográficas</text:p>
      <text:p text:style-name="P47">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1181917835" text:style-name="L12">
        <text:list-item>
          <text:p text:style-name="P76">Codificación de las operaciones del intérprete de pila:</text:p>
        </text:list-item>
      </text:list>
      <text:p text:style-name="P34"/>
      <text:p text:style-name="P34"><draw:frame draw:style-name="fr1" draw:name="Objeto1" text:anchor-type="paragraph" svg:width="14.794cm" svg:height="11.77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12T10:36:55</dc:date>
    <meta:generator>OpenOffice.org/3.1$Linux OpenOffice.org_project/310m21$Build-9319</meta:generator>
    <meta:editing-duration>PT12H43M28S</meta:editing-duration>
    <meta:editing-cycles>38</meta:editing-cycles>
    <dc:creator>Hector </dc:creator>
    <meta:document-statistic meta:table-count="1" meta:image-count="0" meta:object-count="1" meta:page-count="18" meta:paragraph-count="585" meta:word-count="5179" meta:character-count="3463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3cm" fo:break-before="auto" style:use-optimal-row-height="true"/>
    </style:style>
    <style:style style:name="ro2"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2">
          <table:table-cell table:style-name="ce2" office:value-type="string">
            <text:p>parar</text:p>
          </table:table-cell>
          <table:table-cell table:style-name="ce4" office:value-type="float" office:value="0">
            <text:p>0</text:p>
          </table:table-cell>
          <table:table-cell office:value-type="float" office:value="0">
            <text:p>0</text:p>
          </table:table-cell>
          <table:table-cell/>
          <table:table-cell table:style-name="ce2" office:value-type="string">
            <text:p>cast-nat</text:p>
          </table:table-cell>
          <table:table-cell table:style-name="ce4" office:value-type="float" office:value="25">
            <text:p>25</text:p>
          </table:table-cell>
          <table:table-cell table:style-name="ce4" office:value-type="string">
            <text:p>?</text:p>
          </table:table-cell>
        </table:table-row>
        <table:table-row table:style-name="ro2">
          <table:table-cell office:value-type="string">
            <text:p>apilar</text:p>
          </table:table-cell>
          <table:table-cell table:number-columns-repeated="2" office:value-type="float" office:value="1">
            <text:p>1</text:p>
          </table:table-cell>
          <table:table-cell/>
          <table:table-cell table:style-name="ce3" office:value-type="string">
            <text:p>abs</text:p>
          </table:table-cell>
          <table:table-cell table:style-name="ce3" office:value-type="float" office:value="26">
            <text:p>26</text:p>
          </table:table-cell>
          <table:table-cell table:style-name="ce3" office:value-type="string">
            <text:p>?</text:p>
          </table:table-cell>
        </table:table-row>
        <table:table-row table:style-name="ro2">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entrada</text:p>
          </table:table-cell>
          <table:table-cell table:style-name="ce3" office:value-type="float" office:value="27">
            <text:p>27</text:p>
          </table:table-cell>
          <table:table-cell table:style-name="ce3" office:value-type="string">
            <text:p>?</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salida</text:p>
          </table:table-cell>
          <table:table-cell table:style-name="ce3" office:value-type="float" office:value="28">
            <text:p>28</text:p>
          </table:table-cell>
          <table:table-cell table:style-name="ce3" office:value-type="string">
            <text:p>?</text:p>
          </table:table-cell>
        </table:table-row>
        <table:table-row table:style-name="ro2">
          <table:table-cell office:value-type="string">
            <text:p>desapilar-dir</text:p>
          </table:table-cell>
          <table:table-cell office:value-type="float" office:value="4">
            <text:p>4</text:p>
          </table:table-cell>
          <table:table-cell office:value-type="float" office:value="0">
            <text:p>0</text:p>
          </table:table-cell>
          <table:table-cell table:number-columns-repeated="4"/>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number-columns-repeated="4"/>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9">09/01/2010</text:date>, <text:time>16:51:46</text:time></text:p>
        </style:region-right>
      </style:header>
      <style:header-left style:display="false"/>
      <style:footer>
        <text:p>Página <text:page-number>1</text:page-number> / <text:page-count>99</text:page-count></text:p>
      </style:footer>
      <style:footer-left style:display="false"/>
    </style:master-page>
  </office:master-styles>
</office:document-styles>
</file>